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Standard">
      <style:text-properties officeooo:rsid="001114af" officeooo:paragraph-rsid="001df011"/>
    </style:style>
    <style:style style:name="P7" style:family="paragraph" style:parent-style-name="Text_20_body">
      <style:text-properties officeooo:rsid="000cf653" officeooo:paragraph-rsid="000cf653"/>
    </style:style>
    <style:style style:name="P8" style:family="paragraph" style:parent-style-name="Text_20_body">
      <style:text-properties officeooo:rsid="000d9a19" officeooo:paragraph-rsid="000d9a19"/>
    </style:style>
    <style:style style:name="P9" style:family="paragraph" style:parent-style-name="Text_20_body">
      <style:text-properties officeooo:rsid="000dba33" officeooo:paragraph-rsid="000dba33"/>
    </style:style>
    <style:style style:name="P10" style:family="paragraph" style:parent-style-name="Text_20_body">
      <style:text-properties officeooo:rsid="000ea949" officeooo:paragraph-rsid="000ea949"/>
    </style:style>
    <style:style style:name="P11" style:family="paragraph" style:parent-style-name="Text_20_body">
      <style:text-properties officeooo:rsid="000f5549" officeooo:paragraph-rsid="000f5549"/>
    </style:style>
    <style:style style:name="P12" style:family="paragraph" style:parent-style-name="Text_20_body">
      <style:text-properties officeooo:rsid="000f5549" officeooo:paragraph-rsid="001f0ef0"/>
    </style:style>
    <style:style style:name="P13" style:family="paragraph" style:parent-style-name="Text_20_body">
      <style:text-properties officeooo:rsid="001114af" officeooo:paragraph-rsid="001114af"/>
    </style:style>
    <style:style style:name="P14" style:family="paragraph" style:parent-style-name="Text_20_body">
      <style:text-properties officeooo:rsid="001114af" officeooo:paragraph-rsid="001ab796"/>
    </style:style>
    <style:style style:name="P15" style:family="paragraph" style:parent-style-name="Text_20_body">
      <style:text-properties officeooo:rsid="001ab796" officeooo:paragraph-rsid="001ab796"/>
    </style:style>
    <style:style style:name="P16" style:family="paragraph" style:parent-style-name="Text_20_body">
      <style:text-properties officeooo:rsid="001ab796" officeooo:paragraph-rsid="001f0ef0"/>
    </style:style>
    <style:style style:name="P17" style:family="paragraph" style:parent-style-name="Text_20_body">
      <style:text-properties officeooo:rsid="001cb3ce" officeooo:paragraph-rsid="001cb3ce"/>
    </style:style>
    <style:style style:name="P18" style:family="paragraph" style:parent-style-name="Text_20_body">
      <style:text-properties officeooo:rsid="001cb3ce" officeooo:paragraph-rsid="001f0ef0"/>
    </style:style>
    <style:style style:name="P19" style:family="paragraph" style:parent-style-name="Text_20_body">
      <style:text-properties officeooo:rsid="001cb3ce" officeooo:paragraph-rsid="00202620"/>
    </style:style>
    <style:style style:name="P20" style:family="paragraph" style:parent-style-name="Text_20_body">
      <style:text-properties officeooo:rsid="001df011" officeooo:paragraph-rsid="001df011"/>
    </style:style>
    <style:style style:name="P21" style:family="paragraph" style:parent-style-name="Text_20_body">
      <style:text-properties officeooo:rsid="00223378" officeooo:paragraph-rsid="00223378"/>
    </style:style>
    <style:style style:name="P22" style:family="paragraph" style:parent-style-name="Table_20_Contents">
      <style:text-properties officeooo:rsid="000712cd" officeooo:paragraph-rsid="000712cd"/>
    </style:style>
    <style:style style:name="P23" style:family="paragraph" style:parent-style-name="Table_20_Contents">
      <style:text-properties officeooo:rsid="0012b5a8" officeooo:paragraph-rsid="0012b5a8"/>
    </style:style>
    <style:style style:name="P24" style:family="paragraph" style:parent-style-name="Table_20_Contents">
      <style:text-properties officeooo:rsid="0015268c" officeooo:paragraph-rsid="0015268c"/>
    </style:style>
    <style:style style:name="P25" style:family="paragraph" style:parent-style-name="Table_20_Contents">
      <style:text-properties officeooo:rsid="001747c0" officeooo:paragraph-rsid="001747c0"/>
    </style:style>
    <style:style style:name="P26" style:family="paragraph" style:parent-style-name="Table_20_Contents">
      <style:text-properties officeooo:rsid="001747c0" officeooo:paragraph-rsid="00190973"/>
    </style:style>
    <style:style style:name="P27" style:family="paragraph" style:parent-style-name="Table_20_Contents">
      <style:text-properties officeooo:rsid="001747c0" officeooo:paragraph-rsid="001ab796"/>
    </style:style>
    <style:style style:name="P28" style:family="paragraph" style:parent-style-name="Table_20_Contents">
      <style:text-properties officeooo:rsid="001ab796" officeooo:paragraph-rsid="001ab796"/>
    </style:style>
    <style:style style:name="P29" style:family="paragraph" style:parent-style-name="Table_20_Contents">
      <style:text-properties officeooo:rsid="001ab796" officeooo:paragraph-rsid="001df011"/>
    </style:style>
    <style:style style:name="P30" style:family="paragraph" style:parent-style-name="Table_20_Contents">
      <style:text-properties officeooo:rsid="001cb3ce" officeooo:paragraph-rsid="001f0ef0"/>
    </style:style>
    <style:style style:name="P31" style:family="paragraph" style:parent-style-name="Table_20_Contents">
      <style:text-properties officeooo:rsid="001f0ef0" officeooo:paragraph-rsid="001f0ef0"/>
    </style:style>
    <style:style style:name="P32" style:family="paragraph" style:parent-style-name="Table_20_Contents">
      <style:text-properties officeooo:rsid="00202620" officeooo:paragraph-rsid="00202620"/>
    </style:style>
    <style:style style:name="P33" style:family="paragraph" style:parent-style-name="Text_20_body">
      <style:text-properties officeooo:rsid="00228289" officeooo:paragraph-rsid="00228289"/>
    </style:style>
    <style:style style:name="P34" style:family="paragraph" style:parent-style-name="Text_20_body">
      <style:paragraph-properties fo:break-before="page"/>
      <style:text-properties officeooo:rsid="00223378" officeooo:paragraph-rsid="00223378"/>
    </style:style>
    <style:style style:name="P35" style:family="paragraph" style:parent-style-name="Heading_20_1" style:list-style-name=""/>
    <style:style style:name="P36"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190973"/>
    </style:style>
    <style:style style:name="T8" style:family="text">
      <style:text-properties officeooo:rsid="001ab796"/>
    </style:style>
    <style:style style:name="T9" style:family="text">
      <style:text-properties officeooo:rsid="001cb3ce"/>
    </style:style>
    <style:style style:name="T10" style:family="text">
      <style:text-properties officeooo:rsid="001df011"/>
    </style:style>
    <style:style style:name="T11" style:family="text">
      <style:text-properties officeooo:rsid="001f0ef0"/>
    </style:style>
    <style:style style:name="T12" style:family="text">
      <style:text-properties officeooo:rsid="002282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22">"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22">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35" text:outline-level="1"/>
      <text:h text:style-name="P36" text:outline-level="1"><text:span text:style-name="T3">2. Quick </text:span>Architecture <text:span text:style-name="T3">view</text:span></text:h>
      <text:p text:style-name="P7">ImageRetrieval architecture contains 3 mains packages.</text:p>
      <text:p text:style-name="P7">RetrievalServer: A server store image index. It provides too the ability to search for similar pictures. New images can come all over the time. There can be a lot of server too.</text:p>
      <text:p text:style-name="P7">RetrievalIndexer: An indexer send a picture to a specific server. The server will extract data based on this image and index these data.</text:p>
      <text:p text:style-name="P7">RetrievalClient: A client search for similar images on multiple server. It aggregates all the results <text:span text:style-name="T4">and provides a list of similar pictures (sorted by similarity)</text:span>.</text:p>
      <text:p text:style-name="P7"/>
      <text:p text:style-name="P7">//<text:span text:style-name="T5">schéma all</text:span></text:p>
      <text:p text:style-name="P7"/>
      <text:p text:style-name="P7"/>
      <text:h text:style-name="P35" text:outline-level="1"/>
      <text:h text:style-name="P36" text:outline-level="1">3. Quickstart</text:h>
      <text:p text:style-name="Text_20_body"/>
      <text:p text:style-name="Text_20_body"/>
      <text:p text:style-name="Text_20_body"/>
      <text:p text:style-name="Text_20_body"/>
      <text:p text:style-name="Text_20_body"/>
      <text:h text:style-name="P36" text:outline-level="1">4. RetrievalServer</text:h>
      <text:p text:style-name="P8">Presentation</text:p>
      <text:p text:style-name="P9">A RetrievalServer is a ImageRetrieval node. It index images and provides methods to search on similar pictures.</text:p>
      <text:p text:style-name="Text_20_body"/>
      <text:p text:style-name="P8">Execute</text:p>
      <text:p text:style-name="P8"/>
      <text:p text:style-name="P10">Code</text:p>
      <text:p text:style-name="P10"/>
      <text:p text:style-name="P8"/>
      <text:p text:style-name="P8">Parameters/<text:span text:style-name="T6">Config</text:span></text:p>
      <text:p text:style-name="P8"/>
      <text:p text:style-name="P8">Storage</text:p>
      <text:p text:style-name="P8"/>
      <text:p text:style-name="P8">Properties</text:p>
      <text:p text:style-name="P8"/>
      <text:p text:style-name="P8"/>
      <text:h text:style-name="P36" text:outline-level="1">5. Indexer</text:h>
      <text:p text:style-name="P11">Presentation</text:p>
      <text:p text:style-name="P11">An indexer is a little client that index pictures on a specific server. </text:p>
      <text:p text:style-name="P11">Execute</text:p>
      <table:table table:name="Table2" table:style-name="Table2">
        <table:table-column table:style-name="Table2.A"/>
        <table:table-row>
          <table:table-cell table:style-name="Table2.A1" office:value-type="string">
            <text:p text:style-name="P23"><text:bookmark-start text:name="__DdeLink__3_1109864997"/>./indexer.sh localhost 1234 <text:a xlink:type="simple" xlink:href="http://personalphdenis.appspot.com/images/cbir.png">http://personalphdenis.appspot.com/images/cbir.png</text:a></text:p>
            <text:p text:style-name="P23"/>
            <text:p text:style-name="P24"><text:bookmark-start text:name="__DdeLink__1_1109864997"/>./indexer.sh test 123 <text:a xlink:type="simple" xlink:href="http://personalphdenis.appspot.com/images/cbir.png">http://personalphdenis.appspot.com/images/cbir.png</text:a> true abc 56 date,path 20141122,cbir.png<text:bookmark-end text:name="__DdeLink__3_1109864997"/><text:bookmark-end text:name="__DdeLink__1_1109864997"/></text:p>
            <text:p text:style-name="P23"/>
          </table:table-cell>
        </table:table-row>
      </table:table>
      <text:p text:style-name="P11"/>
      <text:p text:style-name="P12">Parameters/Config</text:p>
      <table:table table:name="Table6" table:style-name="Table6">
        <table:table-column table:style-name="Table6.A" table:number-columns-repeated="3"/>
        <table:table-row>
          <table:table-cell table:style-name="Table6.A1" office:value-type="string">
            <text:p text:style-name="P30">host</text:p>
          </table:table-cell>
          <table:table-cell table:style-name="Table6.A1" office:value-type="string">
            <text:p text:style-name="P30">A RetrievalServer host</text:p>
          </table:table-cell>
          <table:table-cell table:style-name="Table6.C1" office:value-type="string">
            <text:p text:style-name="P30">String</text:p>
          </table:table-cell>
        </table:table-row>
        <table:table-row>
          <table:table-cell table:style-name="Table6.A2" office:value-type="string">
            <text:p text:style-name="P30">port</text:p>
          </table:table-cell>
          <table:table-cell table:style-name="Table6.A2" office:value-type="string">
            <text:p text:style-name="P30">A RetrievalServer port</text:p>
          </table:table-cell>
          <table:table-cell table:style-name="Table6.C2" office:value-type="string">
            <text:p text:style-name="P30">Integer</text:p>
          </table:table-cell>
        </table:table-row>
        <table:table-row>
          <table:table-cell table:style-name="Table6.A2" office:value-type="string">
            <text:p text:style-name="P18">Picture URI</text:p>
          </table:table-cell>
          <table:table-cell table:style-name="Table6.A2" office:value-type="string">
            <text:p text:style-name="P31">An image URI (File or URL)</text:p>
          </table:table-cell>
          <table:table-cell table:style-name="Table6.C2" office:value-type="string">
            <text:p text:style-name="P31">String</text:p>
          </table:table-cell>
        </table:table-row>
        <table:table-row>
          <table:table-cell table:style-name="Table6.A2" office:value-type="string">
            <text:p text:style-name="P31">Synchrone <text:span text:style-name="T9"><text:s/>(Optional)</text:span></text:p>
          </table:table-cell>
          <table:table-cell table:style-name="Table6.A2" office:value-type="string">
            <text:p text:style-name="P16">if false, indexer just add the image on the index queue. <text:span text:style-name="T11">Otherwise, the indexer will wait until the server index the image.</text:span></text:p>
          </table:table-cell>
          <table:table-cell table:style-name="Table6.C2" office:value-type="string">
            <text:p text:style-name="P31">Boolean</text:p>
          </table:table-cell>
        </table:table-row>
        <table:table-row>
          <table:table-cell table:style-name="Table6.A2" office:value-type="string">
            <text:p text:style-name="P18">Storage name (Optional) </text:p>
          </table:table-cell>
          <table:table-cell table:style-name="Table6.A2" office:value-type="string">
            <text:p text:style-name="P31">The storage name. Use '###EQUITABLY###' to index image on a random storage. If you create N storage, its better to have storage with more or less the same size.</text:p>
          </table:table-cell>
          <table:table-cell table:style-name="Table6.C2" office:value-type="string">
            <text:p text:style-name="P32">String</text:p>
          </table:table-cell>
        </table:table-row>
        <table:table-row>
          <table:table-cell table:style-name="Table6.A2" office:value-type="string">
            <text:p text:style-name="P19">Picture id (Optional) </text:p>
          </table:table-cell>
          <table:table-cell table:style-name="Table6.A2" office:value-type="string">
            <text:p text:style-name="P32">The image will be indexed with this id. An id must be unique for a server.</text:p>
          </table:table-cell>
          <table:table-cell table:style-name="Table6.C2" office:value-type="string">
            <text:p text:style-name="P32">Long</text:p>
          </table:table-cell>
        </table:table-row>
        <table:table-row>
          <table:table-cell table:style-name="Table6.A2" office:value-type="string">
            <text:p text:style-name="P19">Picture properties keys (Optional) <text:s/></text:p>
          </table:table-cell>
          <table:table-cell table:style-name="Table6.A2" office:value-type="string">
            <text:p text:style-name="P32">A list of properties keys <text:span text:style-name="T9">(comma sep)</text:span></text:p>
            <text:p text:style-name="P32">e.g.: ' <text:span text:style-name="T9">name,date,path</text:span>'</text:p>
          </table:table-cell>
          <table:table-cell table:style-name="Table6.C2" office:value-type="string">
            <text:p text:style-name="P32">String</text:p>
          </table:table-cell>
        </table:table-row>
        <table:table-row>
          <table:table-cell table:style-name="Table6.A2" office:value-type="string">
            <text:p text:style-name="P19">Picture properties values (Optional) </text:p>
          </table:table-cell>
          <table:table-cell table:style-name="Table6.A2" office:value-type="string">
            <text:p text:style-name="P32">A list of properties value <text:span text:style-name="T9">(comma sep)</text:span></text:p>
            <text:p text:style-name="P32">e.g.: ' <text:span text:style-name="T9">123,test,2014/10/31,/home/myself/mypicture.png</text:span>'</text:p>
          </table:table-cell>
          <table:table-cell table:style-name="Table6.C2" office:value-type="string">
            <text:p text:style-name="P32">String</text:p>
          </table:table-cell>
        </table:table-row>
      </table:table>
      <text:p text:style-name="P12"/>
      <text:p text:style-name="P11"/>
      <text:p text:style-name="P11"/>
      <text:p text:style-name="P11"/>
      <text:p text:style-name="P11"><text:soft-page-break/></text:p>
      <text:p text:style-name="P13">Code</text:p>
      <text:p text:style-name="P15">The constructor can take two argument:</text:p>
      <table:table table:name="Table4" table:style-name="Table4">
        <table:table-column table:style-name="Table4.A"/>
        <table:table-row>
          <table:table-cell table:style-name="Table4.A1" office:value-type="string">
            <text:p text:style-name="P28"/>
          </table:table-cell>
        </table:table-row>
        <table:table-row>
          <table:table-cell table:style-name="Table4.A2" office:value-type="string">
            <text:p text:style-name="P28">public RetrievalIndexerLocalStorage(Storage storage, boolean synchronous)</text:p>
          </table:table-cell>
        </table:table-row>
      </table:table>
      <text:p text:style-name="P15"><text:line-break/>storage: index name where the image will be indexed.<text:line-break/>synchronous: if false, indexer just add the image on the index queue</text:p>
      <text:p text:style-name="P20">You can use the <text:span text:style-name="T8">RetrievalIndexer</text:span>Distant<text:span text:style-name="T8">Storage </text:span>to index a picture in a distant server.</text:p>
      <table:table table:name="Table7" table:style-name="Table7">
        <table:table-column table:style-name="Table7.A"/>
        <table:table-row>
          <table:table-cell table:style-name="Table7.A1" office:value-type="string">
            <text:p text:style-name="P29"/>
          </table:table-cell>
        </table:table-row>
        <table:table-row>
          <table:table-cell table:style-name="Table7.A2" office:value-type="string">
            <text:p text:style-name="P29">public RetrievalIndexer<text:span text:style-name="T10">Distant</text:span>Storage(<text:span text:style-name="T10">String host, int port, String storage, boolean synchronous</text:span>)</text:p>
          </table:table-cell>
        </table:table-row>
      </table:table>
      <text:p text:style-name="P6"/>
      <text:p text:style-name="P6"/>
      <text:p text:style-name="P15">The index method takes the image (File, URL or BufferedImage), an id (optional) and a properties map (optional)</text:p>
      <table:table table:name="Table5" table:style-name="Table5">
        <table:table-column table:style-name="Table5.A"/>
        <table:table-row>
          <table:table-cell table:style-name="Table5.A1" office:value-type="string">
            <text:p text:style-name="Table_20_Contents"/>
          </table:table-cell>
        </table:table-row>
        <table:table-row>
          <table:table-cell table:style-name="Table5.A2" office:value-type="string">
            <text:p text:style-name="P27"><text:bookmark-start text:name="__DdeLink__11_1109864997"/><text:span text:style-name="T7">Long </text:span>index.<text:span text:style-name="T7">index(File file)</text:span><text:bookmark-end text:name="__DdeLink__11_1109864997"/></text:p>
            <text:p text:style-name="P27"><text:span text:style-name="T7">Long </text:span>index.<text:span text:style-name="T7">index(File file, Map&lt;String,String&gt; properties)</text:span></text:p>
            <text:p text:style-name="P27"><text:span text:style-name="T7">Long </text:span>index.<text:span text:style-name="T7">index(File file, Long id)</text:span></text:p>
            <text:p text:style-name="P27"><text:span text:style-name="T7">Long </text:span>index.<text:span text:style-name="T7">index(File file, Long id, Map&lt;String,String&gt; properties)</text:span></text:p>
            <text:p text:style-name="P27"><text:bookmark-start text:name="__DdeLink__11_11098649971"/><text:span text:style-name="T7">Long </text:span>index.<text:span text:style-name="T7">index(URL url)</text:span><text:bookmark-end text:name="__DdeLink__11_11098649971"/></text:p>
            <text:p text:style-name="P27"><text:span text:style-name="T7">Long </text:span>index.<text:span text:style-name="T7">index(URL url, Map&lt;String,String&gt; properties)</text:span></text:p>
            <text:p text:style-name="P27"><text:span text:style-name="T7">Long </text:span>index.<text:span text:style-name="T7">index(URL url, Long id)</text:span></text:p>
            <text:p text:style-name="P27"><text:span text:style-name="T7">Long </text:span>index.<text:span text:style-name="T7">index(URL url, Long id, Map&lt;String,String&gt; properties)</text:span></text:p>
            <text:p text:style-name="P27"><text:bookmark-start text:name="__DdeLink__11_11098649972"/><text:span text:style-name="T7">Long </text:span>index.<text:span text:style-name="T7">index(</text:span><text:bookmark-start text:name="__DdeLink__20_1109864997"/><text:span text:style-name="T7">BufferedImage img</text:span><text:bookmark-end text:name="__DdeLink__20_1109864997"/><text:span text:style-name="T7">)</text:span><text:bookmark-end text:name="__DdeLink__11_11098649972"/></text:p>
            <text:p text:style-name="P27"><text:span text:style-name="T7">Long </text:span>index.<text:span text:style-name="T7">index(BufferedImage img, Map&lt;String,String&gt; properties)</text:span></text:p>
            <text:p text:style-name="P27"><text:span text:style-name="T7">Long </text:span>index.<text:span text:style-name="T7">index(BufferedImage img, Long id)</text:span></text:p>
            <text:p text:style-name="P27"><text:span text:style-name="T7">Long </text:span>index.<text:span text:style-name="T7">index(BufferedImage img, Long id, Map&lt;String,String&gt; properties)</text:span></text:p>
            <text:p text:style-name="P27"/>
          </table:table-cell>
        </table:table-row>
      </table:table>
      <text:p text:style-name="P14"/>
      <text:p text:style-name="P14"/>
      <text:p text:style-name="P14"/>
      <table:table table:name="Table3" table:style-name="Table3">
        <table:table-column table:style-name="Table3.A"/>
        <table:table-row>
          <table:table-cell table:style-name="Table3.A1" office:value-type="string">
            <text:p text:style-name="P25">boolean sync = true;</text:p>
            <text:p text:style-name="P25">RetrievalServer <text:bookmark-start text:name="__DdeLink__5_1109864997"/>server<text:bookmark-end text:name="__DdeLink__5_1109864997"/> = ...</text:p>
            <text:p text:style-name="P25"/>
            <text:p text:style-name="P25">RetrievalIndexer <text:bookmark-start text:name="__DdeLink__9_1109864997"/>index<text:bookmark-end text:name="__DdeLink__9_1109864997"/> = new RetrievalIndexerLocalStorage(server.getStorage(“<text:span text:style-name="T7">0</text:span>”),sync); // server.getNextStorage() to take a random storage</text:p>
            <text:p text:style-name="P25"/>
            <text:p text:style-name="P26"/>
          </table:table-cell>
        </table:table-row>
      </table:table>
      <text:p text:style-name="P13"/>
      <text:p text:style-name="P17"/>
      <text:p text:style-name="P34">6. Delete<text:span text:style-name="T12">r</text:span></text:p>
      <text:p text:style-name="P33">Presentation</text:p>
      <text:p text:style-name="P33">The indexer is able to delete image from a server. </text:p>
      <text:p text:style-name="P33">Execute</text:p>
      <table:table table:name="Table8" table:style-name="Table8">
        <table:table-column table:style-name="Table8.A"/>
        <table:table-row>
          <table:table-cell table:style-name="Table8.A1" office:value-type="string">
            <text:p text:style-name="Table_20_Contents"/>
          </table:table-cell>
        </table:table-row>
      </table:table>
      <text:p text:style-name="P33"/>
      <text:p text:style-name="P33"/>
      <text:p text:style-name="P21">7. Purge</text:p>
      <text:p text:style-name="P21"/>
      <text:p text:style-name="P21">8. Info</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2T10:58:05.775128878</dc:date>
    <meta:editing-duration>PT6H51M2S</meta:editing-duration>
    <meta:editing-cycles>26</meta:editing-cycles>
    <meta:generator>LibreOffice/4.2.6.3$Linux_X86_64 LibreOffice_project/420m0$Build-3</meta:generator>
    <meta:document-statistic meta:table-count="8" meta:image-count="0" meta:object-count="0" meta:page-count="7" meta:paragraph-count="90" meta:word-count="679" meta:character-count="4787" meta:non-whitespace-character-count="4187"/>
  </office:meta>
</office:document-meta>
</file>